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7cm"/>
    </style:style>
    <style:style style:name="co2" style:family="table-column">
      <style:table-column-properties fo:break-before="auto" style:column-width="3.147cm"/>
    </style:style>
    <style:style style:name="co3" style:family="table-column">
      <style:table-column-properties fo:break-before="auto" style:column-width="3.725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9.86cm"/>
    </style:style>
    <style:style style:name="co6" style:family="table-column">
      <style:table-column-properties fo:break-before="auto" style:column-width="4.2cm"/>
    </style:style>
    <style:style style:name="co7" style:family="table-column">
      <style:table-column-properties fo:break-before="auto" style:column-width="1.804cm"/>
    </style:style>
    <style:style style:name="co8" style:family="table-column">
      <style:table-column-properties fo:break-before="auto" style:column-width="4.069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252cm"/>
    </style:style>
    <style:style style:name="co11" style:family="table-column">
      <style:table-column-properties fo:break-before="auto" style:column-width="2.884cm"/>
    </style:style>
    <style:style style:name="co12" style:family="table-column">
      <style:table-column-properties fo:break-before="auto" style:column-width="2.725cm"/>
    </style:style>
    <style:style style:name="co13" style:family="table-column">
      <style:table-column-properties fo:break-before="auto" style:column-width="8.412cm"/>
    </style:style>
    <style:style style:name="co14" style:family="table-column">
      <style:table-column-properties fo:break-before="auto" style:column-width="4.016cm"/>
    </style:style>
    <style:style style:name="co15" style:family="table-column">
      <style:table-column-properties fo:break-before="auto" style:column-width="1.725cm"/>
    </style:style>
    <style:style style:name="co16" style:family="table-column">
      <style:table-column-properties fo:break-before="auto" style:column-width="1.43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_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>
            <text:p>Partl</text:p>
          </table:table-cell>
          <table:table-cell office:value-type="string">
            <text:p>ist exported from</text:p>
          </table:table-cell>
          <table:table-cell office:value-type="string">
            <text:p><text:s/>C:/Users/akhe/Doc</text:p>
          </table:table-cell>
          <table:table-cell office:value-type="string">
            <text:p>uments/develo</text:p>
          </table:table-cell>
          <table:table-cell office:value-type="string">
            <text:p>pment/hardware_zeus/can4vscp/can4vscp_usb/eagle/smd_can</text:p>
          </table:table-cell>
          <table:table-cell office:value-type="string">
            <text:p>4vscp_usb_0.0.2.sch at 2</text:p>
          </table:table-cell>
          <table:table-cell office:value-type="string">
            <text:p>011-10-03</text:p>
          </table:table-cell>
          <table:table-cell office:value-type="string">
            <text:p><text:s/>11:29:21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Part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table:number-columns-repeated="2" office:value-type="string">
            <text:p>Description</text:p>
          </table:table-cell>
          <table:table-cell office:value-type="string">
            <text:p>Supplier</text:p>
          </table:table-cell>
          <table:table-cell office:value-type="string">
            <text:p>Partnumber</text:p>
          </table:table-cell>
          <table:table-cell office:value-type="string">
            <text:p>Price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100n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Avkopplingskondensa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0.1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Avstörningskondensa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string">
            <text:p>15p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Kondensator</text:p>
          </table:table-cell>
          <table:table-cell office:value-type="string">
            <text:p>Bejoken</text:p>
          </table:table-cell>
          <table:table-cell office:value-type="float" office:value="522419">
            <text:p>522419</text:p>
          </table:table-cell>
          <table:table-cell office:value-type="float" office:value="0.11">
            <text:p>0,11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string">
            <text:p>0.1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Avstörningskondensa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string">
            <text:p>15p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Kondensator</text:p>
          </table:table-cell>
          <table:table-cell office:value-type="string">
            <text:p>Bejoken</text:p>
          </table:table-cell>
          <table:table-cell office:value-type="float" office:value="522419">
            <text:p>522419</text:p>
          </table:table-cell>
          <table:table-cell office:value-type="float" office:value="0.11">
            <text:p>0,11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string">
            <text:p>NUP2105L</text:p>
          </table:table-cell>
          <table:table-cell office:value-type="string">
            <text:p>DIODE-2CA|ACSOT23</text:p>
          </table:table-cell>
          <table:table-cell office:value-type="string">
            <text:p>SOT23</text:p>
          </table:table-cell>
          <table:table-cell office:value-type="string">
            <text:p>Dual DIODE Cathode-Anode|Anode-Cathode</text:p>
          </table:table-cell>
          <table:table-cell office:value-type="string">
            <text:p>Tansient protection</text:p>
          </table:table-cell>
          <table:table-cell office:value-type="string">
            <text:p>Digikey</text:p>
          </table:table-cell>
          <table:table-cell office:value-type="string">
            <text:p>NUP2105LT1GOSCT-ND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C1</text:p>
          </table:table-cell>
          <table:table-cell table:number-columns-repeated="2" office:value-type="string">
            <text:p>PIC18LF2550-I/SO</text:p>
          </table:table-cell>
          <table:table-cell office:value-type="string">
            <text:p>SO-28W</text:p>
          </table:table-cell>
          <table:table-cell office:value-type="string">
            <text:p>PIC18*2550 Microchip FLASH Microcontroller with FS-USB</text:p>
          </table:table-cell>
          <table:table-cell office:value-type="string">
            <text:p>USB Microcontrole</text:p>
          </table:table-cell>
          <table:table-cell office:value-type="string">
            <text:p>Digikey</text:p>
          </table:table-cell>
          <table:table-cell office:value-type="string">
            <text:p>PIC18F2550-I/SO-ND</text:p>
          </table:table-cell>
          <table:table-cell office:value-type="float" office:value="50.4">
            <text:p>50,4</text:p>
          </table:table-cell>
        </table:table-row>
        <table:table-row table:style-name="ro1">
          <table:table-cell office:value-type="string">
            <text:p>IC2</text:p>
          </table:table-cell>
          <table:table-cell table:number-columns-repeated="2" office:value-type="string">
            <text:p>MCP2515</text:p>
          </table:table-cell>
          <table:table-cell office:value-type="string">
            <text:p>SO-18W</text:p>
          </table:table-cell>
          <table:table-cell/>
          <table:table-cell office:value-type="string">
            <text:p>CAN Controller</text:p>
          </table:table-cell>
          <table:table-cell office:value-type="string">
            <text:p>Digikey</text:p>
          </table:table-cell>
          <table:table-cell office:value-type="string">
            <text:p>MCP2515-I/SO-ND</text:p>
          </table:table-cell>
          <table:table-cell office:value-type="float" office:value="15.84">
            <text:p>15,84</text:p>
          </table:table-cell>
        </table:table-row>
        <table:table-row table:style-name="ro1">
          <table:table-cell office:value-type="string">
            <text:p>IC3</text:p>
          </table:table-cell>
          <table:table-cell table:number-columns-repeated="2" office:value-type="string">
            <text:p>MCP2551SN</text:p>
          </table:table-cell>
          <table:table-cell office:value-type="string">
            <text:p>SO-08</text:p>
          </table:table-cell>
          <table:table-cell office:value-type="string">
            <text:p>High Speed CAN tranceiver</text:p>
          </table:table-cell>
          <table:table-cell office:value-type="string">
            <text:p>CAN tranceiver</text:p>
          </table:table-cell>
          <table:table-cell office:value-type="string">
            <text:p>Digikey</text:p>
          </table:table-cell>
          <table:table-cell office:value-type="string">
            <text:p>MCP2551-I/SN-ND</text:p>
          </table:table-cell>
          <table:table-cell office:value-type="float" office:value="8.96">
            <text:p>8,96</text:p>
          </table:table-cell>
        </table:table-row>
        <table:table-row table:style-name="ro1">
          <table:table-cell office:value-type="string">
            <text:p>IC4</text:p>
          </table:table-cell>
          <table:table-cell table:number-columns-repeated="2" office:value-type="string">
            <text:p>ISO1050</text:p>
          </table:table-cell>
          <table:table-cell office:value-type="string">
            <text:p>DUB_PSOP</text:p>
          </table:table-cell>
          <table:table-cell/>
          <table:table-cell office:value-type="string">
            <text:p>Isolated CAN tranceiver</text:p>
          </table:table-cell>
          <table:table-cell office:value-type="string">
            <text:p>Digikey</text:p>
          </table:table-cell>
          <table:table-cell office:value-type="string">
            <text:p>296-24818-1-ND</text:p>
          </table:table-cell>
          <table:table-cell office:value-type="float" office:value="37.2">
            <text:p>37,2</text:p>
          </table:table-cell>
        </table:table-row>
        <table:table-row table:style-name="ro1">
          <table:table-cell office:value-type="string">
            <text:p>IC5</text:p>
          </table:table-cell>
          <table:table-cell table:number-columns-repeated="2" office:value-type="string">
            <text:p>DCDC_MER1</text:p>
          </table:table-cell>
          <table:table-cell office:value-type="string">
            <text:p>MER1</text:p>
          </table:table-cell>
          <table:table-cell/>
          <table:table-cell office:value-type="string">
            <text:p>DC DC converter</text:p>
          </table:table-cell>
          <table:table-cell office:value-type="string">
            <text:p>Digikey</text:p>
          </table:table-cell>
          <table:table-cell office:value-type="string">
            <text:p>811-2124-5-ND</text:p>
          </table:table-cell>
          <table:table-cell office:value-type="float" office:value="63.6">
            <text:p>63,6</text:p>
          </table:table-cell>
        </table:table-row>
        <table:table-row table:style-name="ro1">
          <table:table-cell office:value-type="string">
            <text:p>IC6</text:p>
          </table:table-cell>
          <table:table-cell table:number-columns-repeated="2" office:value-type="string">
            <text:p>MCP23A256</text:p>
          </table:table-cell>
          <table:table-cell office:value-type="string">
            <text:p>SO-8</text:p>
          </table:table-cell>
          <table:table-cell/>
          <table:table-cell office:value-type="string">
            <text:p>Serial RAM</text:p>
          </table:table-cell>
          <table:table-cell office:value-type="string">
            <text:p>Digikey</text:p>
          </table:table-cell>
          <table:table-cell office:value-type="string">
            <text:p>23A256-I/SN-ND</text:p>
          </table:table-cell>
          <table:table-cell office:value-type="float" office:value="12.96">
            <text:p>12,96</text:p>
          </table:table-cell>
        </table:table-row>
        <table:table-row table:style-name="ro1">
          <table:table-cell office:value-type="string">
            <text:p>J2</text:p>
          </table:table-cell>
          <table:table-cell table:number-columns-repeated="2" office:value-type="string">
            <text:p>A00-108-220-450</text:p>
          </table:table-cell>
          <table:table-cell office:value-type="string">
            <text:p>RJ-45</text:p>
          </table:table-cell>
          <table:table-cell/>
          <table:table-cell office:value-type="string">
            <text:p>RJ-45 connector</text:p>
          </table:table-cell>
          <table:table-cell office:value-type="string">
            <text:p>Digikey</text:p>
          </table:table-cell>
          <table:table-cell office:value-type="string">
            <text:p>151-1099-nd</text:p>
          </table:table-cell>
          <table:table-cell office:value-type="float" office:value="5.6">
            <text:p>5,6</text:p>
          </table:table-cell>
        </table:table-row>
        <table:table-row table:style-name="ro1">
          <table:table-cell office:value-type="string">
            <text:p>J3</text:p>
          </table:table-cell>
          <table:table-cell/>
          <table:table-cell table:number-columns-repeated="2" office:value-type="string">
            <text:p>MA03-1</text:p>
          </table:table-cell>
          <table:table-cell office:value-type="string">
            <text:p>PIN HEADER</text:p>
          </table:table-cell>
          <table:table-cell office:value-type="string">
            <text:p>Enkel stiftlist</text:p>
          </table:table-cell>
          <table:table-cell office:value-type="string">
            <text:p>Digikey</text:p>
          </table:table-cell>
          <table:table-cell office:value-type="string">
            <text:p>SAM1035-50-ND</text:p>
          </table:table-cell>
          <table:table-cell office:value-type="float" office:value="0.33">
            <text:p>0,33</text:p>
          </table:table-cell>
        </table:table-row>
        <table:table-row table:style-name="ro1">
          <table:table-cell office:value-type="string">
            <text:p>JP4</text:p>
          </table:table-cell>
          <table:table-cell/>
          <table:table-cell table:number-columns-repeated="2" office:value-type="string">
            <text:p>MA06-1</text:p>
          </table:table-cell>
          <table:table-cell office:value-type="string">
            <text:p>PIN HEADER</text:p>
          </table:table-cell>
          <table:table-cell office:value-type="string">
            <text:p>Enkel stiftlist</text:p>
          </table:table-cell>
          <table:table-cell office:value-type="string">
            <text:p>Digikey</text:p>
          </table:table-cell>
          <table:table-cell office:value-type="string">
            <text:p>SAM1035-50-ND</text:p>
          </table:table-cell>
          <table:table-cell office:value-type="float" office:value="0.33">
            <text:p>0,33</text:p>
          </table:table-cell>
        </table:table-row>
        <table:table-row table:style-name="ro1">
          <table:table-cell office:value-type="string">
            <text:p>LED1</text:p>
          </table:table-cell>
          <table:table-cell/>
          <table:table-cell office:value-type="string">
            <text:p>LEDCHIP-LED0805</text:p>
          </table:table-cell>
          <table:table-cell office:value-type="string">
            <text:p>CHIP-LED0805</text:p>
          </table:table-cell>
          <table:table-cell office:value-type="string">
            <text:p>LED</text:p>
          </table:table-cell>
          <table:table-cell office:value-type="string">
            <text:p>Green LED</text:p>
          </table:table-cell>
          <table:table-cell office:value-type="string">
            <text:p>Digikey</text:p>
          </table:table-cell>
          <table:table-cell office:value-type="string">
            <text:p>475-1410-1-nd</text:p>
          </table:table-cell>
          <table:table-cell office:value-type="float" office:value="0.88">
            <text:p>0,88</text:p>
          </table:table-cell>
        </table:table-row>
        <table:table-row table:style-name="ro1">
          <table:table-cell office:value-type="string">
            <text:p>LED2</text:p>
          </table:table-cell>
          <table:table-cell/>
          <table:table-cell office:value-type="string">
            <text:p>LEDCHIP-LED0805</text:p>
          </table:table-cell>
          <table:table-cell office:value-type="string">
            <text:p>CHIP-LED0805</text:p>
          </table:table-cell>
          <table:table-cell office:value-type="string">
            <text:p>LED</text:p>
          </table:table-cell>
          <table:table-cell office:value-type="string">
            <text:p>Green LED</text:p>
          </table:table-cell>
          <table:table-cell office:value-type="string">
            <text:p>Digikey</text:p>
          </table:table-cell>
          <table:table-cell office:value-type="string">
            <text:p>475-1410-1-nd</text:p>
          </table:table-cell>
          <table:table-cell office:value-type="float" office:value="0.88">
            <text:p>0,88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string">
            <text:p>12 MHZ</text:p>
          </table:table-cell>
          <table:table-cell office:value-type="string">
            <text:p>HC-49S</text:p>
          </table:table-cell>
          <table:table-cell office:value-type="string">
            <text:p>9C</text:p>
          </table:table-cell>
          <table:table-cell office:value-type="string">
            <text:p>Digikey 887-1050-1-nd</text:p>
          </table:table-cell>
          <table:table-cell office:value-type="string">
            <text:p>Crystal</text:p>
          </table:table-cell>
          <table:table-cell office:value-type="string">
            <text:p>Digikey</text:p>
          </table:table-cell>
          <table:table-cell office:value-type="string">
            <text:p>887-1053-1-ND</text:p>
          </table:table-cell>
          <table:table-cell office:value-type="float" office:value="2.56">
            <text:p>2,56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string">
            <text:p>R3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50">
            <text:p>454650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50">
            <text:p>454650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string">
            <text:p>R5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string">
            <text:p>X1</text:p>
          </table:table-cell>
          <table:table-cell table:number-columns-repeated="2" office:value-type="string">
            <text:p>USB-B-S</text:p>
          </table:table-cell>
          <table:table-cell office:value-type="string">
            <text:p>USB-B-SMT</text:p>
          </table:table-cell>
          <table:table-cell office:value-type="string">
            <text:p>USB Connectors</text:p>
          </table:table-cell>
          <table:table-cell office:value-type="string">
            <text:p>USB B connector</text:p>
          </table:table-cell>
          <table:table-cell office:value-type="string">
            <text:p>Digikey</text:p>
          </table:table-cell>
          <table:table-cell office:value-type="string">
            <text:p>ED2994-ND</text:p>
          </table:table-cell>
          <table:table-cell office:value-type="float" office:value="8.8">
            <text:p>8,8</text:p>
          </table:table-cell>
        </table:table-row>
        <table:table-row table:style-name="ro1">
          <table:table-cell table:number-columns-repeated="8"/>
          <table:table-cell table:style-name="ce1" table:formula="of:=SUM([.I4:.I27])" office:value-type="float" office:value="212.82">
            <text:p>212,82</text:p>
          </table:table-cell>
        </table:table-row>
      </table:table>
      <table:table table:name="Sheet1_2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row table:style-name="ro1">
          <table:table-cell table:number-columns-repeated="9"/>
        </table:table-row>
      </table:table>
      <table:table table:name="Sheet1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3">2011-10-03</text:date>, <text:time>17:3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9M22S</meta:editing-duration>
    <meta:editing-cycles>5</meta:editing-cycles>
    <meta:generator>OpenOffice.org/3.3$Win32 OpenOffice.org_project/330m20$Build-9567</meta:generator>
    <dc:date>2011-10-03T17:35:46.68</dc:date>
    <dc:creator>Åke Hedman</dc:creator>
    <meta:document-statistic meta:table-count="5" meta:cell-count="225" meta:object-count="0"/>
    <meta:user-defined meta:name="Info 1"/>
    <meta:user-defined meta:name="Info 2"/>
    <meta:user-defined meta:name="Info 3"/>
    <meta:user-defined meta:name="Info 4"/>
  </office:meta>
</office:document-meta>
</file>